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officeooo:rsid="0011ea2e"/>
    </style:style>
    <style:style style:name="T2" style:family="text">
      <style:text-properties officeooo:rsid="00125cb2"/>
    </style:style>
    <style:style style:name="T3" style:family="text">
      <style:text-properties officeooo:rsid="00129a82"/>
    </style:style>
    <style:style style:name="T4" style:family="text">
      <style:text-properties officeooo:rsid="00137927"/>
    </style:style>
    <style:style style:name="T5" style:family="text">
      <style:text-properties officeooo:rsid="00167d14"/>
    </style:style>
    <style:style style:name="T6" style:family="text">
      <style:text-properties officeooo:rsid="00184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In .dtd -Dateien wir beschrieben, wie die .xml -Datei auszusehen hat (Schema).</text:span></text:p>
      <text:p text:style-name="Standard">→<text:span text:style-name="T2"> Die Daten in der .xml -Datei müssen in Java so geparset werden, damit aus den tags in der .xml <text:tab/>-Datei Java spezifische Daten werden (Datentypen, Objekte, Klassen, usw.).</text:span></text:p>
      <text:p text:style-name="Standard"><text:tab/><text:tab/>→<text:span text:style-name="T6"> Dafür ist ein Template zuständig, das die .xml -Datei in eine java -Datei transformiert <text:tab/><text:tab/><text:tab/>und gibt außerdem vor, wie die Struktur auszusehen hat.</text:span></text:p>
      <text:p text:style-name="Standard">→<text:span text:style-name="T3"> XML ist eine Metasprache, dass bedeutet: In XML geschriebene Daten können in eine <text:tab/>Auszeichnugssprache wie HTML umgewandelt werden.</text:span></text:p>
      <text:p text:style-name="Standard">→<text:span text:style-name="T4"> .xsd -Dateien (Xml Schema Definition) sind Dateien, mit denen man gültige Elemente, Atribute <text:tab/>und Kindelemente, also die Struktur einer xml. -Datei, Definieren kann.</text:span></text:p>
      <text:p text:style-name="Standard"><text:tab/>→<text:span text:style-name="T5"> Sie wird benötigt, wenn man die xml -Datei zwischen Programm und Computer übertragen <text:tab/><text:tab/>möch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0:57:21.182441255</meta:creation-date>
    <meta:generator>LibreOffice/5.1.6.2$Linux_X86_64 LibreOffice_project/10m0$Build-2</meta:generator>
    <dc:date>2018-11-09T18:25:53.858263986</dc:date>
    <meta:editing-duration>P1DT7H8M8S</meta:editing-duration>
    <meta:editing-cycles>8</meta:editing-cycles>
    <meta:document-statistic meta:table-count="0" meta:image-count="0" meta:object-count="0" meta:page-count="1" meta:paragraph-count="6" meta:word-count="124" meta:character-count="799" meta:non-whitespace-character-count="670"/>
  </office:meta>
</office:document-meta>
</file>